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26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5635498" table:style-name="ce1">
            <text:p>563549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5666333" table:style-name="ce1">
            <text:p>5666333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3794827" table:style-name="ce1">
            <text:p>3794827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3757846" table:style-name="ce1">
            <text:p>3757846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float" office:value="3295914" table:style-name="ce1">
            <text:p>329591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olumn1</text:p>
          </table:table-cell>
          <table:table-cell table:number-columns-repeated="16380"/>
        </table:table-row>
        <table:table-row table:style-name="ro1">
          <table:table-cell office:value-type="float" office:value="2652063" table:style-name="ce1">
            <text:p>2652063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float" office:value="2227743" table:style-name="ce1">
            <text:p>2227743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table:style-name="ce1">
            <draw:frame draw:z-index="1" draw:id="id0" draw:style-name="a0" draw:name="Chart 3" svg:x="0.34167in" svg:y="0.0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429831" table:style-name="ce1">
            <text:p>429831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Sheet1.D5:Sheet1.D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Migle</meta:initial-creator>
    <dc:creator>Migle</dc:creator>
    <meta:creation-date>2023-05-06T16:06:22Z</meta:creation-date>
    <dc:date>2023-05-06T16:19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8" chart:class="chart:line" chart:attached-axis="primary-y" chart:style-name="G0S0">
            <chart:data-point chart:repeated="8"/>
          </chart:series>
          <chart:series chart:values-cell-range-address="Sheet1.$B$1:.$B$8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